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iberation Serif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2" style:family="graphic">
      <style:graphic-properties draw:textarea-horizontal-align="center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79cm" svg:height="0.877cm" draw:transform="rotate (0.737401608967604) translate (5.993cm 9.175cm)">
            <draw:text-box>
              <text:p><text:span text:style-name="T1">Z -- AXIS</text:span></text:p>
            </draw:text-box>
          </draw:frame>
          <draw:line draw:z-index="1" draw:style-name="gr2" draw:text-style-name="P3" svg:x1="0.915cm" svg:y1="13.973cm" svg:x2="6.018cm" svg:y2="9.377cm">
            <text:p text:style-name="P2"><text:s/></text:p>
          </draw:line>
          <draw:frame draw:z-index="2" draw:style-name="gr1" draw:text-style-name="P1" svg:width="1.79cm" svg:height="0.877cm" draw:transform="rotate (0.737401608967604) translate (14.978cm 9.175cm)">
            <draw:text-box>
              <text:p><text:span text:style-name="T1">Z -- AXIS</text:span></text:p>
            </draw:text-box>
          </draw:frame>
          <draw:line draw:z-index="3" draw:style-name="gr2" draw:text-style-name="P3" svg:x1="9.9cm" svg:y1="13.973cm" svg:x2="15.003cm" svg:y2="9.377cm">
            <text:p text:style-name="P2"><text:s/></text:p>
          </draw:lin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TRIGONOMETRY, <text:span text:style-name="T2">i.e. identify positions using angles and distances of shapes, e.g. in particular, triangles</text:span>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3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20318; from 2020113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7" office:value-type="string" calcext:value-type="string">
            <text:p>TRIGONOMETRY SKILL LEVEL 1:</text:p>
          </table:table-cell>
          <table:table-cell table:style-name="ce11" table:number-columns-repeated="17"/>
          <table:table-cell table:style-name="ce7" office:value-type="string" calcext:value-type="string">
            <text:p>TRIGONOMETRY SKILL LEVEL 1: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7" office:value-type="string" calcext:value-type="string">
            <text:p>INPUTS: </text:p>
          </table:table-cell>
          <table:table-cell table:style-name="ce11" table:number-columns-repeated="17"/>
          <table:table-cell table:style-name="ce7" office:value-type="string" calcext:value-type="string">
            <text:p>INPUTS: 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style-name="ce11" table:number-columns-repeated="17"/>
          <table:table-cell table:style-name="ce9" office:value-type="string" calcext:value-type="string">
            <text:p>STARTX=0.30 //START POSITION X OF POI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style-name="ce11" table:number-columns-repeated="17"/>
          <table:table-cell table:style-name="ce9" office:value-type="string" calcext:value-type="string">
            <text:p>STARTY=0.30 //START POSITION Y OF POI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/>
          <table:table-cell table:style-name="ce11" table:number-columns-repeated="17"/>
          <table:table-cell table:style-name="ce9"/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style-name="ce11"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style-name="ce11"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A=90 //ANGLE IN DEGREES CELCIUS</text:p>
          </table:table-cell>
          <table:table-cell table:style-name="ce11" table:number-columns-repeated="17"/>
          <table:table-cell table:style-name="ce9" office:value-type="string" calcext:value-type="string">
            <text:p>A=90 //ANGLE IN DEGREES CELCIUS</text:p>
          </table:table-cell>
          <table:table-cell table:style-name="ce11" table:number-columns-repeated="16"/>
          <table:table-cell/>
        </table:table-row>
        <table:table-row table:style-name="ro1">
          <table:table-cell/>
          <table:table-cell table:style-name="ce11" table:number-columns-repeated="17"/>
          <table:table-cell/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X=STARTX+cos(A)*STEPX //POSITION X OF POINT</text:p>
          </table:table-cell>
          <table:table-cell table:style-name="ce11" table:number-columns-repeated="17"/>
          <table:table-cell table:style-name="ce9" office:value-type="string" calcext:value-type="string">
            <text:p>X=STARTX+cos(A)*STEPX //POSITION X OF POINT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9" office:value-type="string" calcext:value-type="string">
            <text:p>Y=STARTY+sin(A)*STEPY //POSITION Y OF POINT</text:p>
          </table:table-cell>
          <table:table-cell table:number-columns-repeated="17"/>
          <table:table-cell table:style-name="ce9" office:value-type="string" calcext:value-type="string">
            <text:p>Y=STARTY+sin(A)*STEPY //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-00-0000</text:date>, <text:time style:data-style-name="N2" text:time-value="16:10:42.001556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2-03-18T16:11:07.068346645</dc:date>
    <meta:editing-duration>PT8H30M2S</meta:editing-duration>
    <meta:editing-cycles>175</meta:editing-cycles>
    <meta:generator>LibreOffice/6.4.4.2$Linux_X86_64 LibreOffice_project/40$Build-2</meta:generator>
    <meta:document-statistic meta:table-count="1" meta:cell-count="64" meta:object-count="4"/>
  </office:meta>
</office:document-meta>
</file>